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erif" svg:font-family="'Droid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2" style:data-style-name="N100">
      <style:table-cell-properties style:text-align-source="fix" style:repeat-content="false"/>
      <style:paragraph-properties fo:text-align="center" fo:margin-left="0cm"/>
      <style:text-properties style:font-name="Droid Serif" fo:font-size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.638cm" svg:height="14.247cm" svg:x="6.883cm" svg:y="0.677cm">
            <draw:object draw:notify-on-update-of-ranges="Sheet1.B2:Sheet1.B10 Sheet1.B1:Sheet1.C1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/>
          <table:table-cell table:style-name="Default" table:number-columns-repeated="2"/>
        </table:table-row>
        <table:table-row table:style-name="ro2">
          <table:table-cell/>
          <table:table-cell table:style-name="ce3" table:formula="of:=SUM([.B2:.B10])" office:value-type="float" office:value="45" calcext:value-type="float">
            <text:p>45</text:p>
          </table:table-cell>
          <table:table-cell table:style-name="ce3" table:formula="of:=SUM([.C2:.C10])" office:value-type="float" office:value="495" calcext:value-type="float">
            <text:p>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erif" svg:font-family="'Droid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06:36:09.081378652</meta:creation-date>
    <dc:date>2022-02-24T06:47:44.097830985</dc:date>
    <meta:editing-duration>PT1M14S</meta:editing-duration>
    <meta:editing-cycles>1</meta:editing-cycles>
    <meta:generator>LibreOffice/7.3.0.3$Linux_X86_64 LibreOffice_project/30$Build-3</meta:generator>
    <meta:document-statistic meta:table-count="1" meta:cell-count="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465a4" svg:stroke-opacity="80%" draw:fill-color="#3465a4" draw:opacity="80%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39cm" svg:height="14.248cm" xlink:href=".." xlink:type="simple" chart:class="chart:scatter" chart:style-name="ch1">
        <chart:title svg:x="11.474cm" svg:y="0.419cm" chart:style-name="ch2">
          <text:p>myTitle</text:p>
        </chart:title>
        <chart:subtitle svg:x="11.785cm" svg:y="1.488cm" chart:style-name="ch3">
          <text:p>aSub</text:p>
        </chart:subtitle>
        <chart:legend chart:legend-position="bottom" svg:x="10.658cm" svg:y="13.671cm" style:legend-expansion="wide" chart:style-name="ch4"/>
        <chart:plot-area chart:style-name="ch5" table:cell-range-address="Sheet1.B1:Sheet1.C10" chart:data-source-has-labels="row" svg:x="1.486cm" svg:y="2.447cm" svg:width="22.661cm" svg:height="9.792cm">
          <chart:coordinate-region svg:x="2.135cm" svg:y="2.635cm" svg:width="21.613cm" svg:height="8.979cm"/>
          <chart:axis chart:dimension="x" chart:name="primary-x" chart:style-name="ch6">
            <chart:title svg:x="12.207cm" svg:y="12.524cm" chart:style-name="ch7">
              <text:p>Position</text:p>
            </chart:title>
            <chart:grid chart:style-name="ch8" chart:class="major"/>
          </chart:axis>
          <chart:axis chart:dimension="y" chart:name="primary-y" chart:style-name="ch9">
            <chart:title svg:x="0.451cm" svg:y="7.875cm" chart:style-name="ch10">
              <text:p>Values</text:p>
            </chart:title>
            <chart:grid chart:style-name="ch8" chart:class="major"/>
          </chart:axis>
          <chart:series chart:style-name="ch11" chart:values-cell-range-address="Sheet1.C2:Sheet1.C10" chart:label-cell-address="Sheet1.B1:Sheet1.C1" chart:class="chart:scatter">
            <chart:domain table:cell-range-address="Sheet1.B2:Sheet1.B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sition value</text:p>
                <text:list>
                  <text:list-item>
                    <text:p>position</text:p>
                  </text:list-item>
                  <text:list-item>
                    <text:p>value</text:p>
                  </text:list-item>
                </text:list>
                <draw:g>
                  <svg:desc>Sheet1.B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0</svg:desc>
                </draw:g>
              </table:table-cell>
              <table:table-cell office:value-type="float" office:value="11">
                <text:p>11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